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yriad" svg:font-family="Myriad, Helvetica, Tahoma, Arial, clean,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T1"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Standard"/>
      <text:p text:style-name="Standard"/>
      <text:p text:style-name="Standard"/>
      <text:p text:style-name="Standard"/>
      <text:p text:style-name="Standard"><text:tab/><text:span text:style-name="T1">Du 23 Avril au 27 Mai (ou 30 Mai) nous avons effectué un stage à la faculté de Science au département informatique sous la direction de Monsieur Vincent Barichard ainsi que de Monsieur David Genest pendant son absence. </text:span></text:p>
      <text:p text:style-name="P1"/>
      <text:p text:style-name="P1"><text:tab/>Compte tenu de la durée du stage il nous semblait plus intéressant de faire le stage au département informatique plutôt qu'en entreprise. De plus le fait que le stage se passe en binôme semblait un défi tant pour l'organisation que pour la communication.</text:p>
      <text:p text:style-name="P1"><text:tab/></text:p>
      <text:p text:style-name="P1"><text:tab/>Nous avons donc dû choisir six stages différents à travers une liste de sujets. Le sujet <text:s/>qui nous a été attribué fut le deuxième. Le premier portait sur le QRCode, c'est-à-dire créé une application qui a pour but de pouvoir exécuter tes taches par lecture de « code-barre » en deux dimensions constitué de modules noir et blanc. Comme par exemple appeler une personne ou encore accéder à un site internet.</text:p>
      <text:p text:style-name="P1"><text:tab/></text:p>
      <text:p text:style-name="P1"><text:tab/>Notre sujet de stage a donc pour but de développer un logiciel permettan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1"><text:tab/></text:p>
      <text:p text:style-name="P1"><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1"><text:tab/></text:p>
      <text:p text:style-name="P1"><text:tab/>Nous allons tenter d'apporter une réponse à cette question en deux points. Tout d'abord en présentant une analyse plus approfondi du sujet ainsi que notre organisation autour de ce stage.</text:p>
      <text:p text:style-name="P1"><text:tab/>Enfin nous expliquerons les choix que nous avons été amené a faire en terme d'algorithme par l'exposer de différentes métho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Partie 1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yriad" svg:font-family="Myriad, Helvetica, Tahoma, Arial, clean,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2-05-12T08:51:32</meta:creation-date>
    <dc:date>2012-05-14T22:09:38</dc:date>
    <dc:creator>Quentin </dc:creator>
    <meta:editing-duration>PT1H54M11S</meta:editing-duration>
    <meta:editing-cycles>17</meta:editing-cycles>
    <meta:generator>LibreOffice/3.4$Linux LibreOffice_project/340m1$Build-502</meta:generator>
    <meta:document-statistic meta:table-count="0" meta:image-count="0" meta:object-count="0" meta:page-count="2" meta:paragraph-count="13" meta:word-count="306" meta:character-count="1860" meta:non-whitespace-character-count="1549"/>
  </office:meta>
</office:document-meta>
</file>